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color="#808080" fo:language="fr" fo:country="CA"/>
    </style:style>
    <style:style style:name="P2" style:parent-style-name="Standard" style:family="paragraph">
      <style:text-properties fo:color="#808080" fo:language="fr" fo:country="CA"/>
    </style:style>
    <style:style style:name="P3" style:parent-style-name="Standard" style:family="paragraph">
      <style:text-properties fo:color="#808080" fo:language="fr" fo:country="CA"/>
    </style:style>
    <style:style style:name="P4" style:parent-style-name="Standard" style:family="paragraph">
      <style:text-properties fo:color="#808080" fo:language="fr" fo:country="CA"/>
    </style:style>
    <style:style style:name="P5" style:parent-style-name="Standard" style:family="paragraph">
      <style:text-properties fo:color="#808080" fo:language="fr" fo:country="CA"/>
    </style:style>
    <style:style style:name="P6" style:parent-style-name="Standard" style:family="paragraph">
      <style:text-properties fo:color="#808080" fo:language="fr" fo:country="CA"/>
    </style:style>
    <style:style style:name="P7" style:parent-style-name="Standard" style:family="paragraph">
      <style:text-properties fo:color="#808080" fo:language="fr" fo:country="CA"/>
    </style:style>
    <style:style style:name="P8" style:parent-style-name="Standard" style:family="paragraph">
      <style:text-properties fo:color="#808080" fo:language="fr" fo:country="CA"/>
    </style:style>
    <style:style style:name="P9" style:parent-style-name="Standard" style:family="paragraph">
      <style:text-properties fo:color="#808080" fo:language="fr" fo:country="CA"/>
    </style:style>
    <style:style style:name="P10" style:parent-style-name="Standard" style:family="paragraph">
      <style:text-properties fo:color="#808080" fo:language="fr" fo:country="CA"/>
    </style:style>
    <style:style style:name="P11" style:parent-style-name="Standard" style:family="paragraph">
      <style:text-properties fo:color="#808080" fo:language="fr" fo:country="CA"/>
    </style:style>
    <style:style style:name="P12" style:parent-style-name="Standard" style:family="paragraph">
      <style:text-properties fo:color="#808080" fo:language="fr" fo:country="CA"/>
    </style:style>
    <style:style style:name="P13" style:parent-style-name="Standard" style:family="paragraph">
      <style:text-properties fo:color="#808080" fo:language="fr" fo:country="CA"/>
    </style:style>
    <style:style style:name="P14" style:parent-style-name="Standard" style:family="paragraph">
      <style:text-properties fo:color="#808080" fo:language="fr" fo:country="CA"/>
    </style:style>
    <style:style style:name="P15" style:parent-style-name="Standard" style:family="paragraph">
      <style:text-properties fo:color="#808080" fo:language="fr" fo:country="CA"/>
    </style:style>
    <style:style style:name="P16" style:parent-style-name="Standard" style:family="paragraph">
      <style:text-properties fo:language="fr" fo:country="CA"/>
    </style:style>
    <style:style style:name="P17" style:parent-style-name="Standard" style:family="paragraph">
      <style:text-properties fo:language="fr" fo:country="CA"/>
    </style:style>
  </office:automatic-styles>
  <office:body>
    <office:text text:use-soft-page-breaks="true">
      <text:p text:style-name="P1">|2:38| : pas de choix de reponse a l’examen</text:p>
      <text:p text:style-name="P2">|2:38| : il y a des questions couvre les elements vu depuis l’intra ce nest pas recaptulif</text:p>
      <text:p text:style-name="P3"/>
      <text:p text:style-name="P4">|2:38| : question qui va<text:s/>toucher les tests, de la semaine passé.</text:p>
      <text:p text:style-name="P5">|2:39| : aujourdhui on a parlé il va avoir des questions sur lamintenance</text:p>
      <text:p text:style-name="P6"/>
      <text:p text:style-name="P7">|2:39| : methode de développement prototypage métholodie agile waterfall oui a lexamen.</text:p>
      <text:p text:style-name="P8"/>
      <text:p text:style-name="P9">|2:39| : Niveau MCD et MLD genre dexercice que vous<text:s/>aller retrouve MCD existant pas de cardinalité et vous aller devoir complter les cardinalité en suivant les regle daffaire</text:p>
      <text:p text:style-name="P10">|2:40| : assurer vous de faire les exercice et reviser les note sur les cardinalité</text:p>
      <text:p text:style-name="P11">|2:40| : vous allez avoir un MLD a faire basé sur le MCD</text:p>
      <text:p text:style-name="P12">|2:40| : Question sur l’exploitation du sytème</text:p>
      <text:p text:style-name="P13">|2:40| : Etude de cas. Potentiellement vous allez avoir un mauvais MCD et un MLD qui va etre traversti en MCD et je vais vous demander une bonne version du MCD je vous demande de reviser vos notion de<text:s/>MLD et de revenir au MCD</text:p>
      <text:p text:style-name="P14">Retour de MLD a MCD sa va aller dans les 2 bords.</text:p>
      <text:p text:style-name="P15">|2:41| : terminé</text:p>
      <text:p text:style-name="P16"/>
      <text:p text:style-name="P1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briel Dupuis</meta:initial-creator>
    <dc:creator>Gabriel Dupuis</dc:creator>
    <meta:creation-date>2019-04-15T23:29:00Z</meta:creation-date>
    <dc:date>2019-04-21T02:27:00Z</dc:date>
    <meta:template xlink:href="Normal.dotm" xlink:type="simple"/>
    <meta:editing-cycles>3</meta:editing-cycles>
    <meta:editing-duration>PT567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 meta:word-count="157" meta:character-count="1022" meta:row-count="7" meta:non-whitespace-character-count="867"/>
  </office:meta>
</office:document-meta>
</file>